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language="ru" fo:country="RU" officeooo:rsid="00014f8a" officeooo:paragraph-rsid="00014f8a"/>
    </style:style>
    <style:style style:name="P2" style:family="paragraph" style:parent-style-name="Subtitle">
      <style:text-properties fo:font-weight="bold" style:font-weight-asian="bold" style:font-weight-complex="bold"/>
    </style:style>
    <style:style style:name="P3" style:family="paragraph" style:parent-style-name="Subtitle">
      <style:text-properties fo:language="ru" fo:country="RU" officeooo:rsid="00014f8a" officeooo:paragraph-rsid="00014f8a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paragraph-rsid="0002fafe"/>
    </style:style>
    <style:style style:name="P6" style:family="paragraph" style:parent-style-name="Text_20_body">
      <style:text-properties officeooo:rsid="0010fb5c" officeooo:paragraph-rsid="0010fb5c"/>
    </style:style>
    <style:style style:name="P7" style:family="paragraph" style:parent-style-name="Text_20_body">
      <style:text-properties officeooo:rsid="0014c644" officeooo:paragraph-rsid="0014c644"/>
    </style:style>
    <style:style style:name="P8" style:family="paragraph" style:parent-style-name="Text_20_body">
      <style:text-properties officeooo:rsid="001bc5f6" officeooo:paragraph-rsid="001bc5f6"/>
    </style:style>
    <style:style style:name="P9" style:family="paragraph" style:parent-style-name="Text_20_body">
      <style:text-properties officeooo:paragraph-rsid="0034f48a"/>
    </style:style>
    <style:style style:name="P10" style:family="paragraph" style:parent-style-name="Text_20_body">
      <style:text-properties officeooo:paragraph-rsid="00054d3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dfaf"/>
    </style:style>
    <style:style style:name="T3" style:family="text">
      <style:text-properties fo:language="ru" fo:country="RU" officeooo:rsid="00061d09"/>
    </style:style>
    <style:style style:name="T4" style:family="text">
      <style:text-properties fo:language="ru" fo:country="RU" officeooo:rsid="0007e1b8"/>
    </style:style>
    <style:style style:name="T5" style:family="text">
      <style:text-properties fo:language="ru" fo:country="RU" officeooo:rsid="0008cc95"/>
    </style:style>
    <style:style style:name="T6" style:family="text">
      <style:text-properties fo:language="ru" fo:country="RU" officeooo:rsid="0009b3a7"/>
    </style:style>
    <style:style style:name="T7" style:family="text">
      <style:text-properties fo:language="ru" fo:country="RU" officeooo:rsid="000b170e"/>
    </style:style>
    <style:style style:name="T8" style:family="text">
      <style:text-properties fo:language="ru" fo:country="RU" officeooo:rsid="000c29b8"/>
    </style:style>
    <style:style style:name="T9" style:family="text">
      <style:text-properties fo:language="ru" fo:country="RU" officeooo:rsid="000c2d12"/>
    </style:style>
    <style:style style:name="T10" style:family="text">
      <style:text-properties fo:language="ru" fo:country="RU" officeooo:rsid="000c777d"/>
    </style:style>
    <style:style style:name="T11" style:family="text">
      <style:text-properties fo:language="ru" fo:country="RU" officeooo:rsid="000d7ee3"/>
    </style:style>
    <style:style style:name="T12" style:family="text">
      <style:text-properties fo:language="ru" fo:country="RU" officeooo:rsid="000ec982"/>
    </style:style>
    <style:style style:name="T13" style:family="text">
      <style:text-properties fo:language="ru" fo:country="RU" officeooo:rsid="0010fb5c"/>
    </style:style>
    <style:style style:name="T14" style:family="text">
      <style:text-properties fo:language="ru" fo:country="RU" officeooo:rsid="00122ee5"/>
    </style:style>
    <style:style style:name="T15" style:family="text">
      <style:text-properties fo:language="ru" fo:country="RU" officeooo:rsid="00154d05"/>
    </style:style>
    <style:style style:name="T16" style:family="text">
      <style:text-properties fo:language="ru" fo:country="RU" officeooo:rsid="0015faf6"/>
    </style:style>
    <style:style style:name="T17" style:family="text">
      <style:text-properties fo:language="ru" fo:country="RU" officeooo:rsid="001b5b34"/>
    </style:style>
    <style:style style:name="T18" style:family="text">
      <style:text-properties fo:language="ru" fo:country="RU" officeooo:rsid="001d43a9"/>
    </style:style>
    <style:style style:name="T19" style:family="text">
      <style:text-properties fo:language="ru" fo:country="RU" officeooo:rsid="001f9673"/>
    </style:style>
    <style:style style:name="T20" style:family="text">
      <style:text-properties fo:language="ru" fo:country="RU" officeooo:rsid="001fb26f"/>
    </style:style>
    <style:style style:name="T21" style:family="text">
      <style:text-properties fo:language="ru" fo:country="RU" officeooo:rsid="0020e926"/>
    </style:style>
    <style:style style:name="T22" style:family="text">
      <style:text-properties fo:language="ru" fo:country="RU" officeooo:rsid="0024a4d9"/>
    </style:style>
    <style:style style:name="T23" style:family="text">
      <style:text-properties fo:language="ru" fo:country="RU" officeooo:rsid="0025ff85"/>
    </style:style>
    <style:style style:name="T24" style:family="text">
      <style:text-properties fo:language="ru" fo:country="RU" officeooo:rsid="00274f54"/>
    </style:style>
    <style:style style:name="T25" style:family="text">
      <style:text-properties fo:language="ru" fo:country="RU" officeooo:rsid="00289100"/>
    </style:style>
    <style:style style:name="T26" style:family="text">
      <style:text-properties fo:language="ru" fo:country="RU" officeooo:rsid="002ca9f8"/>
    </style:style>
    <style:style style:name="T27" style:family="text">
      <style:text-properties fo:language="ru" fo:country="RU" officeooo:rsid="002d2eda"/>
    </style:style>
    <style:style style:name="T28" style:family="text">
      <style:text-properties fo:language="ru" fo:country="RU" officeooo:rsid="002dda33"/>
    </style:style>
    <style:style style:name="T29" style:family="text">
      <style:text-properties fo:language="ru" fo:country="RU" officeooo:rsid="002f2cc9"/>
    </style:style>
    <style:style style:name="T30" style:family="text">
      <style:text-properties fo:language="ru" fo:country="RU" officeooo:rsid="002f63a7"/>
    </style:style>
    <style:style style:name="T31" style:family="text">
      <style:text-properties fo:language="ru" fo:country="RU" officeooo:rsid="002fb041"/>
    </style:style>
    <style:style style:name="T32" style:family="text">
      <style:text-properties fo:language="ru" fo:country="RU" officeooo:rsid="00314c2c"/>
    </style:style>
    <style:style style:name="T33" style:family="text">
      <style:text-properties fo:language="ru" fo:country="RU" officeooo:rsid="0032b333"/>
    </style:style>
    <style:style style:name="T34" style:family="text">
      <style:text-properties fo:language="ru" fo:country="RU" officeooo:rsid="0037948f"/>
    </style:style>
    <style:style style:name="T35" style:family="text">
      <style:text-properties fo:language="ru" fo:country="RU" officeooo:rsid="0034f48a"/>
    </style:style>
    <style:style style:name="T36" style:family="text">
      <style:text-properties fo:language="ru" fo:country="RU" officeooo:rsid="003991e7"/>
    </style:style>
    <style:style style:name="T37" style:family="text">
      <style:text-properties fo:language="ru" fo:country="RU" officeooo:rsid="003a2edb"/>
    </style:style>
    <style:style style:name="T38" style:family="text">
      <style:text-properties fo:language="ru" fo:country="RU" officeooo:rsid="003f370d"/>
    </style:style>
    <style:style style:name="T39" style:family="text">
      <style:text-properties fo:language="ru" fo:country="RU" officeooo:rsid="00400613"/>
    </style:style>
    <style:style style:name="T40" style:family="text">
      <style:text-properties fo:language="ru" fo:country="RU" officeooo:rsid="00402d4e"/>
    </style:style>
    <style:style style:name="T41" style:family="text">
      <style:text-properties fo:language="ru" fo:country="RU" officeooo:rsid="0041134b"/>
    </style:style>
    <style:style style:name="T42" style:family="text">
      <style:text-properties fo:language="ru" fo:country="RU" officeooo:rsid="0041c0c7"/>
    </style:style>
    <style:style style:name="T43" style:family="text">
      <style:text-properties fo:language="ru" fo:country="RU" officeooo:rsid="00446202"/>
    </style:style>
    <style:style style:name="T44" style:family="text">
      <style:text-properties fo:language="en" fo:country="US" officeooo:rsid="001fb26f"/>
    </style:style>
    <style:style style:name="T45" style:family="text">
      <style:text-properties fo:language="en" fo:country="US" officeooo:rsid="0020e926"/>
    </style:style>
    <style:style style:name="T46" style:family="text">
      <style:text-properties fo:language="en" fo:country="US" officeooo:rsid="0024a4d9"/>
    </style:style>
    <style:style style:name="T47" style:family="text">
      <style:text-properties fo:language="en" fo:country="US" officeooo:rsid="002ca9f8"/>
    </style:style>
    <style:style style:name="T48" style:family="text">
      <style:text-properties fo:language="en" fo:country="US" officeooo:rsid="002d2eda"/>
    </style:style>
    <style:style style:name="T49" style:family="text">
      <style:text-properties fo:language="en" fo:country="US" officeooo:rsid="002dda33"/>
    </style:style>
    <style:style style:name="T50" style:family="text">
      <style:text-properties officeooo:rsid="003f37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Прикладные задачи в анализе данных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Домашнее задание 3</text:p>
      <text:p text:style-name="P3">Попов Дмитрий Олегович,</text:p>
      <text:p text:style-name="P3">517 группа</text:p>
      <text:h text:style-name="P1" text:outline-level="1">Задача</text:h>
      <text:p text:style-name="P5"><text:span text:style-name="T4">Назовём сетью с негативными связями взвешенный граф, в котором веса могут принимать только значения -1 и 1. </text:span><text:span text:style-name="T39">Будем называть рёбра такой сети связями. </text:span><text:span text:style-name="T5">Сеть с негативными связями </text:span><text:span text:style-name="T2">называется сбалансированн</text:span><text:span text:style-name="T6">ой</text:span><text:span text:style-name="T2">, если для любой </text:span><text:span text:style-name="T7">её </text:span><text:span text:style-name="T2">клики размера 3 произведение весов рёбер </text:span><text:span text:style-name="T8">этой клики </text:span><text:span text:style-name="T13">равно 1.</text:span></text:p>
      <text:p text:style-name="P10"><text:span text:style-name="T2">Д</text:span><text:span text:style-name="T1">оказать, что </text:span><text:span text:style-name="T9">полная сбалансированная сеть с негативными связями </text:span><text:span text:style-name="T1">либо полностью положительн</text:span><text:span text:style-name="T10">а</text:span><text:span text:style-name="T1"> (то есть все веса 1), либо </text:span><text:span text:style-name="T11">разбивается на два подмножества вершин так, что с</text:span><text:span text:style-name="T38">вязи</text:span><text:span text:style-name="T11">, соединяющие вершины внутри подмножества, </text:span><text:span text:style-name="T40">положительны</text:span><text:span text:style-name="T3">, </text:span><text:span text:style-name="T11">а </text:span><text:span text:style-name="T40">соединяющие вершины между подмножествами — </text:span><text:span text:style-name="T41">отрицательны</text:span><text:span text:style-name="T12">.</text:span></text:p>
      <text:h text:style-name="Heading_20_1" text:outline-level="1">Решение</text:h>
      <text:p text:style-name="P6"><text:span text:style-name="T1">Сформулированное условие взвешенности означает, что любой треугольник имеет чётное число </text:span><text:span text:style-name="T14">негативных связей, то есть либо 0, либо 2.</text:span></text:p>
      <text:p text:style-name="P7"><text:span text:style-name="T14">П</text:span><text:span text:style-name="T1">олнота сети и бинарность </text:span><text:span text:style-name="T15">весов каждого ребра позволяет рассматривать вместо такой сети обычный граф без весов. </text:span><text:span text:style-name="T16">Образуем по данной сети граф с теми же вершинами так, что ребро в графе существует тогда и только тогда, когда соответствующая связь в сети негативна. </text:span><text:span text:style-name="T17">Покажем, что полученный граф двудолен.</text:span></text:p>
      <text:p text:style-name="P8"><text:span text:style-name="T17">Г</text:span><text:span text:style-name="T1">раф двудолен тогда и только тогда, когда в нём нет циклов нечётной длины. </text:span><text:span text:style-name="T18">По условию сбалансированности исходной сети в нашем графе нет циклов длины 3. </text:span><text:span text:style-name="T19">Предположим, что в графе есть цикл нечётной длины больше 3, </text:span><text:span text:style-name="T20">пусть это 2n</text:span><text:span text:style-name="T21">+</text:span><text:span text:style-name="T20">1</text:span><text:span text:style-name="T44">, n – </text:span><text:span text:style-name="T21">натуральное, </text:span><text:span text:style-name="T45">n &gt; 1</text:span><text:span text:style-name="T20">. </text:span><text:span text:style-name="T22">Рассмотрим тройку из следующих вершин на этом цикле: произвольную и две на расстоянии </text:span><text:span text:style-name="T46">n </text:span><text:span text:style-name="T22">от неё. </text:span><text:span text:style-name="T23">Две последние вершины смежны, значит, в этой тройке должно быть ещё одно ребро. </text:span><text:span text:style-name="T24">Вне зависимости от его расположения </text:span><text:span text:style-name="T25">оно порождает </text:span><text:span text:style-name="T26">ещё два цикла с длинами </text:span><text:span text:style-name="T47">n+1 </text:span><text:span text:style-name="T26">и </text:span><text:span text:style-name="T47">n+2. </text:span><text:span text:style-name="T27">Эти числа имеют разную чётность и оба меньше </text:span><text:span text:style-name="T48">2n+1 </text:span><text:span text:style-name="T28">=</text:span><text:span text:style-name="T49">&gt; </text:span><text:span text:style-name="T28">получили нечётный цикл меньшей длины. </text:span><text:span text:style-name="T29">Также заметим, что оба этих числа больше 1. </text:span><text:span text:style-name="T30">В силу вполне упорядоченности множества натуральных чисел (что то же самое, что </text:span><text:span text:style-name="T42">возможность применить математическую индукцию</text:span><text:span text:style-name="T30">) за конечное число шагов мы придём к циклу длины 3, что </text:span><text:span text:style-name="T31">противоречит </text:span><text:span text:style-name="T32">условию. </text:span></text:p>
      <text:p text:style-name="P9"><text:span text:style-name="T33">С</text:span><text:span text:style-name="T35">ледовательно, в графе нет циклов нечётной длины, значит, граф двудолен. </text:span><text:span text:style-name="T34">В терминах </text:span><text:span text:style-name="T36">полной </text:span><text:span text:style-name="T34">сети с негативными связями это значит, что она разбивается на два подмножества вершин, соответствующих долям, так, что негативные связи существуют только между этими подмножествами. В вырожденном случае вся сеть </text:span><text:span text:style-name="T37">соответствует одной доли, тогда граф пустой, а в сети все связи положительны.</text:span><text:span text:style-name="T43"> Это доказывает исходное утверждени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2-10T23:26:06.245000000</dc:date>
    <meta:editing-duration>PT32M43S</meta:editing-duration>
    <meta:editing-cycles>65</meta:editing-cycles>
    <meta:document-statistic meta:table-count="0" meta:image-count="0" meta:object-count="0" meta:page-count="2" meta:paragraph-count="12" meta:word-count="355" meta:character-count="2371" meta:non-whitespace-character-count="2025"/>
  </office:meta>
</office:document-meta>
</file>